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7.36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1" fo:font-size="18pt" style:font-size-asian="18pt" style:font-size-complex="18pt"/>
    </style:style>
    <style:style style:name="T9" style:family="text">
      <style:text-properties style:text-position="0% 100%" style:font-name="Courier1" fo:font-size="22pt" style:font-size-asian="22pt" style:font-size-complex="2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fo:font-style="normal" style:font-size-asian="20pt" style:font-style-asian="normal" style:font-size-complex="20pt" style:font-style-complex="normal"/>
    </style:style>
    <style:style style:name="T12" style:family="text">
      <style:text-properties style:font-name="Courier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</text:span><text:span text:style-name="T1">ao</text:span></text:p>
            <text:p><text:span text:style-name="T1">Processame</text:span><text:span text:style-name="T1">nto de </text:span><text:span text:style-name="T1">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4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 xml:id="id1" text:id="id1"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8">IPD, &lt;tarefa&gt;, &lt;turma&gt;, &lt;matrícula&gt;, &lt;nome&gt;</text:span></text:p>
                  </text:list-item>
                  <text:list-item>
                    <text:p>Exemplo:</text:p>
                    <text:p><text:span text:style-name="T9">IPD, 00, 2, 20161001234, Francisco Sant’Anna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Tarefa-00: <text:span text:style-name="T10">Dom, 04/09</text:span>: execução do Pyth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0: execução do Python</text:span><text:span text:style-name="T7"><text:line-break/></text:span><text:span text:style-name="T11">(até domingo 04/09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" text:id="id3">“Print Screen” do computador:</text:p>
                <text:list>
                  <text:list-item>
                    <text:p xml:id="id4" text:id="id4"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2">print “Olá, aqui é o Francisco”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58</meta:editing-cycles>
    <meta:editing-duration>P47DT21H28M18S</meta:editing-duration>
    <meta:initial-creator>chico </meta:initial-creator>
    <dc:date>2016-09-03T13:23:41.398442597</dc:date>
    <meta:document-statistic meta:object-count="44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